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2c29" officeooo:paragraph-rsid="00012c29"/>
    </style:style>
    <style:style style:name="P2" style:family="paragraph" style:parent-style-name="Standard">
      <style:text-properties officeooo:rsid="0003f0d0" officeooo:paragraph-rsid="0003f0d0"/>
    </style:style>
    <style:style style:name="P3" style:family="paragraph" style:parent-style-name="Standard">
      <style:text-properties officeooo:rsid="0005c574" officeooo:paragraph-rsid="0005c574"/>
    </style:style>
    <style:style style:name="P4" style:family="paragraph" style:parent-style-name="Standard">
      <style:text-properties officeooo:rsid="000a530d" officeooo:paragraph-rsid="000a530d"/>
    </style:style>
    <style:style style:name="P5" style:family="paragraph" style:parent-style-name="Standard">
      <style:text-properties officeooo:rsid="000db217" officeooo:paragraph-rsid="000db217"/>
    </style:style>
    <style:style style:name="P6" style:family="paragraph" style:parent-style-name="Standard">
      <style:text-properties officeooo:rsid="000db217" officeooo:paragraph-rsid="0010cd68"/>
    </style:style>
    <style:style style:name="P7" style:family="paragraph" style:parent-style-name="Standard">
      <style:text-properties fo:font-size="15pt" fo:font-weight="bold" officeooo:rsid="0010cd68" officeooo:paragraph-rsid="0010cd68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5pt" fo:font-weight="bold" officeooo:rsid="0011d669" officeooo:paragraph-rsid="0011d669" style:font-size-asian="15pt" style:font-weight-asian="bold" style:font-size-complex="15pt" style:font-weight-complex="bold"/>
    </style:style>
    <style:style style:name="P9" style:family="paragraph" style:parent-style-name="Standard">
      <style:text-properties officeooo:rsid="0011d669" officeooo:paragraph-rsid="0011d669"/>
    </style:style>
    <style:style style:name="P10" style:family="paragraph" style:parent-style-name="Standard">
      <style:text-properties officeooo:rsid="0011d669" officeooo:paragraph-rsid="0012f31a"/>
    </style:style>
    <style:style style:name="P11" style:family="paragraph" style:parent-style-name="Standard">
      <style:text-properties officeooo:paragraph-rsid="0012f31a"/>
    </style:style>
    <style:style style:name="P12" style:family="paragraph" style:parent-style-name="Standard">
      <style:text-properties officeooo:rsid="0014b7ee" officeooo:paragraph-rsid="0014b7ee"/>
    </style:style>
    <style:style style:name="P13" style:family="paragraph" style:parent-style-name="Text_20_body">
      <style:text-properties officeooo:rsid="000db217" officeooo:paragraph-rsid="000db217"/>
    </style:style>
    <style:style style:name="P14" style:family="paragraph" style:parent-style-name="Preformatted_20_Text">
      <style:paragraph-properties fo:margin-top="0cm" fo:margin-bottom="0.499cm" style:contextual-spacing="false"/>
    </style:style>
    <style:style style:name="P15" style:family="paragraph" style:parent-style-name="Standard">
      <style:text-properties officeooo:rsid="000db217" officeooo:paragraph-rsid="000db217"/>
    </style:style>
    <style:style style:name="P16" style:family="paragraph" style:parent-style-name="Standard">
      <style:text-properties officeooo:rsid="00160d2f" officeooo:paragraph-rsid="00160d2f"/>
    </style:style>
    <style:style style:name="P17" style:family="paragraph" style:parent-style-name="Standard">
      <style:text-properties officeooo:rsid="00160d2f" officeooo:paragraph-rsid="0019729e"/>
    </style:style>
    <style:style style:name="P18" style:family="paragraph" style:parent-style-name="Standard">
      <style:text-properties officeooo:rsid="00160d2f" officeooo:paragraph-rsid="001b581e"/>
    </style:style>
    <style:style style:name="P19" style:family="paragraph" style:parent-style-name="Standard">
      <style:text-properties officeooo:rsid="00160d2f" officeooo:paragraph-rsid="0021cb5e"/>
    </style:style>
    <style:style style:name="P20" style:family="paragraph" style:parent-style-name="Standard">
      <style:text-properties fo:font-size="15pt" fo:font-weight="bold" officeooo:rsid="00160d2f" officeooo:paragraph-rsid="00160d2f" style:font-size-asian="15pt" style:font-weight-asian="bold" style:font-size-complex="15pt" style:font-weight-complex="bold"/>
    </style:style>
    <style:style style:name="T1" style:family="text">
      <style:text-properties officeooo:rsid="00068775"/>
    </style:style>
    <style:style style:name="T2" style:family="text">
      <style:text-properties officeooo:rsid="00085388"/>
    </style:style>
    <style:style style:name="T3" style:family="text">
      <style:text-properties officeooo:rsid="000c444d"/>
    </style:style>
    <style:style style:name="T4" style:family="text">
      <style:text-properties officeooo:rsid="000de7ec"/>
    </style:style>
    <style:style style:name="T5" style:family="text">
      <style:text-properties officeooo:rsid="00100846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fo:font-weight="bold" officeooo:rsid="0010cd68" style:font-size-asian="15pt" style:font-weight-asian="bold" style:font-size-complex="15pt" style:font-weight-complex="bold"/>
    </style:style>
    <style:style style:name="T8" style:family="text">
      <style:text-properties officeooo:rsid="0012f31a"/>
    </style:style>
    <style:style style:name="T9" style:family="text">
      <style:text-properties fo:color="#000000"/>
    </style:style>
    <style:style style:name="T10" style:family="text">
      <style:text-properties fo:color="#000000" officeooo:rsid="0012f31a"/>
    </style:style>
    <style:style style:name="T11" style:family="text">
      <style:text-properties fo:color="#000000" officeooo:rsid="0014c95c"/>
    </style:style>
    <style:style style:name="T12" style:family="text">
      <style:text-properties officeooo:rsid="0019729e"/>
    </style:style>
    <style:style style:name="T13" style:family="text">
      <style:text-properties officeooo:rsid="001b581e"/>
    </style:style>
    <style:style style:name="T14" style:family="text">
      <style:text-properties officeooo:rsid="001f8e15"/>
    </style:style>
    <style:style style:name="T15" style:family="text">
      <style:text-properties officeooo:rsid="0021cb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NIST简单入门问题解析</text:p>
      <text:p text:style-name="P7"/>
      <text:p text:style-name="P1">下载完tensorflow源码，参造中文文档学习，关于mnist部分的讲解，看了一边，没有明白什么。缺少确切的实例操作，还是一脸懵逼的。</text:p>
      <text:p text:style-name="P1"/>
      <text:p text:style-name="P1">中文文档中, 【起步】的介绍，虽说通过了一个python例子进行讲解。但是没有达到讲解的效果，看过那个例子的作用是什么呢？难道就是懵逼加疑惑。例子的结尾运行得出一个拟合结果，就结束了，让人感觉不到这个例子的具体使用，或者更嵌合的应用。典型的“你懂我”，对于数学不好的，没有建过三维的，完全get不到文档点。</text:p>
      <text:p text:style-name="P1">缺少一个图，图可以是流水线图，或者产品图，或者映射生活图，在图中可标明这个代码在哪个部分会有效果和作用，它将会对我们接下来的学习有何影响</text:p>
      <text:p text:style-name="P1"/>
      <text:p text:style-name="P2">带着疑问看了【基本用法】，就是一些矩阵运算，可是偏偏看了两遍，直观感受是tensor什么玩意儿，尽说些不带把的。这些语法和函数的用法弄的很模糊。</text:p>
      <text:p text:style-name="P2">既然时将简单语法使用，就单纯的直说语法使用，如何生成矩阵就可以了，没有必要把tensor总是扯进来，矩阵语法搞完后，再简单叙述一下矩阵和tensor的联系，输入和输出</text:p>
      <text:p text:style-name="P2"/>
      <text:p text:style-name="P3">根据文档建议，小白我直接跳转到【intro_mnist】<text:span text:style-name="T2">【mnist机器学习入门】</text:span>，昨天看过一遍，不知道怎么使用，文档本身在介绍使用和普及一些基本知识，但是看过之后觉得哪个都没有被确切认知，tensor的Hello World，并没有让人觉得是个Hello World，更像是一个Who am I，where am I。</text:p>
      <text:p text:style-name="P3">决定再次一探究竟<text:span text:style-name="T1">。</text:span></text:p>
      <text:p text:style-name="P4">这是机器学习，将数学知识应用在计算机编程上面，但是学习的时候缺少生活信息，数学知识没有点到正体，编程解释没有到位，有种四不像的感觉。在入门篇，先浏览了解MNIST和softmax回归算法。（1）一定要知道MNIST数据集是什么东西，长什么样子，有什么作用，怎么存储的，怎么读取，怎么使用，是如何应用在当前的机器学习之中的。<text:a xlink:type="simple" xlink:href="https://blog.csdn.net/sysushui/article/details/53257185这个博文就针对MNIST的源头解析很到位">https://blog.csdn.net/sysushui/article/details/53257185这个博文就针对MNIST的源头解析很到位</text:a>。以二进制的方式存取图片的像素信息，以方便编程。如此我们知道了图片的存取方式。</text:p>
      <text:p text:style-name="P4">（2）如何去识别图片像素、得到判定模型、以模型进行智能识别图片。softmax回归算法提供了模型的定位成型。再者，这个算法运行之后，得到的实体值时什么东西，具体出现在模型的什么地方呢。最简单的例子就是：y = ax + b，用sofamx就是为了得到a和b的值，如此就成型了一个函数模型，对于任意的变量x都能算得出y值（对于任意的图片，都能设别出其图片的数字）。</text:p>
      <text:p text:style-name="P4">和softmax算法类似的还有线性回归和logistic回归，softmax针对的是多种情况概率的。直接的理解是logistic（类似于非真数、负数两种可能行的概率求解），softmax（类似于小孩子、青年、老年三种可能性的概率求解）。</text:p>
      <text:p text:style-name="P4">回到<text:span text:style-name="T3">MNIST图片数字识别，需要编程训练得到一个标准模型（可以识别图片中的数字）。则训练的就是要识别的图片咯，上文提到图片将以二进制的方式存储像素值，MNIST里面的图片时28*28的矩阵存储，对于单个数字的矩阵值表示的话，就是在不同的像素点的权值不同，以便进行区分，勾勒出一个数字，最直白的表示是（以数字1为例），被1覆盖的像素点都值为100，未被覆盖的点为0。如此类分，每个数字就会有不同的权值区域，也会有重叠的区域，这样子就会依照情况对重叠区域的值再做细分，以概率的形式计算某个像素点为某个数字的概率。然后将单个图片的所有像素点的概率（针对不同10个不同的数字）概率分别加起来再取平均值，如果得到数字1的概率最大（99%），则这个图片就是数字1。这就是大概的模型计算思路</text:span></text:p>
      <text:p text:style-name="P5"><text:a xlink:type="simple" xlink:href="https://www.cnblogs.com/lizheng114/p/7439556.html这个博客很好的一个简单例子">https://www.cnblogs.com/lizheng114/p/7439556.html这个博客很好的一个简单例子</text:a>.</text:p>
      <text:p text:style-name="P5"/>
      <text:p text:style-name="P5">【深入<text:span text:style-name="T4">MNIST</text:span>】，到这个章节，就需要再回头看一下【起步】中的【基本用法】，关于tensorflow的一些基本概念，计算图、构造图、会话、变量。</text:p>
      <text:p text:style-name="P6">感念性的知识：卷积神经网络，最好要看一看数学里面的卷积公式推导，还有<text:span text:style-name="T5">ReLU神经元。</text:span></text:p>
      <text:p text:style-name="P6"/>
      <text:p text:style-name="P6"/>
      <text:p text:style-name="P6"><text:span text:style-name="T6">最简单的</text:span><text:span text:style-name="T7">Hello world</text:span><text:tab/></text:p>
      <text:p text:style-name="P6"><text:tab/><text:tab/></text:p>
      <text:p text:style-name="P5"><text:soft-page-break/>##想运行一下以上的92%正确率的mnist图片识别。突然想起tensorflow应该如何引用，需要进行export环境变量吗还是咋地，这才想起来我不仅下载了tensorflow的源码，而且还用pip的方式安装了tensorflow环境，好吧。咋没有记得当时检验tensorflow安装成功呢。</text:p>
      <text:p text:style-name="P5">以下是tensorflow的最简单的hello world。</text:p>
      <text:p text:style-name="P13">打开一个 python 终端:</text:p>
      <text:p text:style-name="Preformatted_20_Text"><text:span text:style-name="Source_20_Text">$ python</text:span></text:p>
      <text:p text:style-name="Preformatted_20_Text"/>
      <text:p text:style-name="Preformatted_20_Text"><text:span text:style-name="Source_20_Text">&gt;&gt;&gt; import tensorflow as tf</text:span></text:p>
      <text:p text:style-name="Preformatted_20_Text"><text:span text:style-name="Source_20_Text">&gt;&gt;&gt; hello = tf.constant('Hello, TensorFlow!')</text:span></text:p>
      <text:p text:style-name="Preformatted_20_Text"><text:span text:style-name="Source_20_Text">&gt;&gt;&gt; sess = tf.Session()</text:span></text:p>
      <text:p text:style-name="Preformatted_20_Text"><text:span text:style-name="Source_20_Text">&gt;&gt;&gt; print sess.run(hello)</text:span></text:p>
      <text:p text:style-name="Preformatted_20_Text"><text:span text:style-name="Source_20_Text">Hello, TensorFlow!</text:span></text:p>
      <text:p text:style-name="Preformatted_20_Text"><text:span text:style-name="Source_20_Text">&gt;&gt;&gt; a = tf.constant(10)</text:span></text:p>
      <text:p text:style-name="Preformatted_20_Text"><text:span text:style-name="Source_20_Text">&gt;&gt;&gt; b = tf.constant(32)</text:span></text:p>
      <text:p text:style-name="Preformatted_20_Text"><text:span text:style-name="Source_20_Text">&gt;&gt;&gt; print sess.run(a+b)</text:span></text:p>
      <text:p text:style-name="Preformatted_20_Text"><text:span text:style-name="Source_20_Text">42</text:span></text:p>
      <text:p text:style-name="P14"><text:span text:style-name="Source_20_Text">&gt;&gt;&gt;</text:span></text:p>
      <text:p text:style-name="P8">92%识别率的MNIST的Hello World</text:p>
      <text:p text:style-name="P9">参造mnist的文档以及https://www.cnblogs.com/lizheng114/p/7439556.html这个博主的代码片段，进行执行，代码运行中会有几个错误</text:p>
      <text:p text:style-name="P9">（1）无法识别 input_data，</text:p>
      <text:p text:style-name="P10"><text:tab/>解决方法<text:span text:style-name="T8"> tensorflow.examples.tutorials.mnist.input_data as input_data</text:span></text:p>
      <text:p text:style-name="P11"><text:span text:style-name="T8">（2）函数</text:span><text:span text:style-name="Source_20_Text">global_variables_initializer()引用有问题</text:span><text:span text:style-name="Source_20_Text"><text:span text:style-name="T8">，不识别</text:span></text:span></text:p>
      <text:p text:style-name="P11"><text:span text:style-name="Source_20_Text"><text:tab/>解决方法</text:span><text:span text:style-name="Source_20_Text"><text:span text:style-name="T8">：版本问题(</text:span></text:span>tensorflow-0.11.0<text:span text:style-name="T8">),修改为</text:span><text:span text:style-name="T9">initialize_all_variables</text:span><text:span text:style-name="T10">().</text:span></text:p>
      <text:p text:style-name="P12"><text:span text:style-name="T10">结果为</text:span><text:span text:style-name="T9">：概率值在92%浮动。代码文件是first</text:span><text:span text:style-name="T11">M.py</text:span></text:p>
      <text:p text:style-name="P9">Extracting MNIST_DATA/train-images-idx3-ubyte.gz </text:p>
      <text:p text:style-name="P9">Extracting MNIST_DATA/train-labels-idx1-ubyte.gz </text:p>
      <text:p text:style-name="P9">Extracting MNIST_DATA/t10k-images-idx3-ubyte.gz </text:p>
      <text:p text:style-name="P9">Extracting MNIST_DATA/t10k-labels-idx1-ubyte.gz </text:p>
      <text:p text:style-name="P9">0.9123 </text:p>
      <text:p text:style-name="P5"/>
      <text:p text:style-name="P20">深入MNIST</text:p>
      <text:p text:style-name="P16">文中提到要创建多重卷积，第一步则是创建大量的权重和偏执项，加入一些噪声来打破对称性，针对这个点有些不清晰，如何保证加入的噪声不会产生更加错误的推测呢？</text:p>
      <text:p text:style-name="P16"/>
      <text:p text:style-name="P16">“零均值”，这个概念需要关注理解，这些操作计量的前提都往零均值假设靠拢，有说时计量经济学的产物，为了方便研究计算，使得环境是随机分布的，正负一半，均值为0，以进行其他变量或是条件的判断。</text:p>
      <text:p text:style-name="P16"/>
      <text:p text:style-name="P17">“激活函数“，是用来加入非线性因素处理的，使得数据线性可分，这个博文很形象的解释了激活函数是什么东西：<text:a xlink:type="simple" xlink:href="https://www.zhihu.com/question/22334626"><text:span text:style-name="T12">https://www.zhihu.com/question/22334626</text:span></text:a><text:span text:style-name="T12">。</text:span></text:p>
      <text:p text:style-name="P17"/>
      <text:p text:style-name="P18">“卷积“，<text:a xlink:type="simple" xlink:href="http://www.hankcs.com/ml/understanding-the-convolution-in-deep-learning.html"><text:span text:style-name="T13">www.hankcs.com/ml/understanding-the-convolution-in-deep-learning.html</text:span></text:a><text:span text:style-name="T13">，这个博文解释比较平易，但是总觉得少了些什么，比如博文中所阐述的例子中，关于卷积核选择，选择标准是什么，如何选择得到了想要的结果？想知道这个才能去使用卷积，表示未搞明白，知识一些简单的作用和实现而已,卷积核的自动训练是得到的唯一解释.</text:span></text:p>
      <text:p text:style-name="P18"/>
      <text:p text:style-name="P19">“池化“，<text:a xlink:type="simple" xlink:href="http://www.hankcs.com/ml/feature-extraction-using-convolution.html"><text:span text:style-name="T15">www.hankcs.com/ml/feature-extraction-using-convolution.html</text:span></text:a><text:span text:style-name="T15">，这个博文解释的也很到位,j就是在众多特征中进行有条件的选取。两个依据，一个是卷积特征的‘固定不变’属性，即一个区域的特征可能也适用于其他区域，另一个是选取区域中的平均值或者最大值等特点值。池化的不变性解释，有些模糊，其计算方式，我还未真实理解其条件和稳定。池化的大小范围选择标准未明白。</text:span></text:p>
      <text:p text:style-name="P18"/>
      <text:p text:style-name="P18"><text:soft-page-break/>“特征”，特征学习，即滤波器或者说神经元权重的学习，卷积层输出的通道数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7T18:46:21.839879252</meta:creation-date>
    <meta:generator>LibreOffice/4.2.8.2$Linux_X86_64 LibreOffice_project/420m0$Build-2</meta:generator>
    <dc:date>2018-05-07T20:56:40.934129301</dc:date>
    <meta:editing-duration>P1DT2H45M32S</meta:editing-duration>
    <meta:editing-cycles>24</meta:editing-cycles>
    <meta:document-statistic meta:table-count="0" meta:image-count="0" meta:object-count="0" meta:page-count="3" meta:paragraph-count="50" meta:word-count="2230" meta:character-count="3375" meta:non-whitespace-character-count="3318"/>
  </office:meta>
</office:document-meta>
</file>